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njaliOldLipi" svg:font-family="AnjaliOldLip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31319"/>
    </style:style>
    <style:style style:name="P2" style:family="paragraph" style:parent-style-name="Standard">
      <style:paragraph-properties fo:text-align="start" style:justify-single-word="false"/>
      <style:text-properties officeooo:paragraph-rsid="001498cc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31319" officeooo:paragraph-rsid="001498c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njaliOldLipi" fo:font-size="26pt" officeooo:rsid="0018792b" officeooo:paragraph-rsid="0018792b" style:font-size-asian="26pt" style:font-size-complex="26pt"/>
    </style:style>
    <style:style style:name="P5" style:family="paragraph" style:parent-style-name="Standard">
      <style:paragraph-properties fo:text-align="start" style:justify-single-word="false"/>
      <style:text-properties style:font-name="AnjaliOldLipi" fo:font-size="12pt" officeooo:rsid="00131319" officeooo:paragraph-rsid="0013131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njaliOldLipi" fo:font-size="12pt" fo:font-weight="bold" officeooo:rsid="00131319" officeooo:paragraph-rsid="0013131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njaliOldLipi" officeooo:paragraph-rsid="00131319"/>
    </style:style>
    <style:style style:name="P8" style:family="paragraph" style:parent-style-name="Standard">
      <style:paragraph-properties fo:text-align="start" style:justify-single-word="false"/>
      <style:text-properties style:font-name="AnjaliOldLipi" fo:font-size="10.5pt" officeooo:rsid="0018792b" officeooo:paragraph-rsid="0018792b" style:font-size-asian="10.5pt" style:font-size-complex="10.5pt"/>
    </style:style>
    <style:style style:name="T1" style:family="text">
      <style:text-properties style:font-name="AnjaliOldLipi"/>
    </style:style>
    <style:style style:name="T2" style:family="text">
      <style:text-properties style:font-name="AnjaliOldLipi" fo:font-size="12pt" officeooo:rsid="00131319" style:font-size-asian="12pt" style:font-size-complex="12pt"/>
    </style:style>
    <style:style style:name="T3" style:family="text">
      <style:text-properties style:font-name="AnjaliOldLipi" fo:font-size="12pt" officeooo:rsid="00165c3a" style:font-size-asian="12pt" style:font-size-complex="12pt"/>
    </style:style>
    <style:style style:name="T4" style:family="text">
      <style:text-properties style:font-name="AnjaliOldLipi" fo:font-size="12pt" fo:font-weight="normal" officeooo:rsid="001498cc" style:font-size-asian="12pt" style:font-weight-asian="normal" style:font-size-complex="12pt" style:font-weight-complex="normal"/>
    </style:style>
    <style:style style:name="T5" style:family="text">
      <style:text-properties style:font-name="AnjaliOldLipi" officeooo:rsid="001498cc"/>
    </style:style>
    <style:style style:name="T6" style:family="text">
      <style:text-properties style:font-name="AnjaliOldLipi" officeooo:rsid="00165c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reak-Even</text:p>
      <text:p text:style-name="P8"/>
      <text:p text:style-name="P8"><text:s text:c="3"/>Km = Eigenfertigungskosten</text:p>
      <text:p text:style-name="P8"><text:s text:c="4"/>Kb = Einkaufskosten</text:p>
      <text:p text:style-name="P8"><text:s text:c="4"/>FK = Fix Kosten</text:p>
      <text:p text:style-name="P8"><text:s text:c="4"/>vk = variable Kosten</text:p>
      <text:p text:style-name="P8"><text:s text:c="4"/>P = Stückpreis</text:p>
      <text:p text:style-name="P8"><text:s text:c="4"/>TAK = <text:s/>Transaktionskosten</text:p>
      <text:p text:style-name="P8"><text:s text:c="4"/></text:p>
      <text:p text:style-name="P8"><text:s text:c="4"/>//Dies ist die 1. Linie</text:p>
      <text:p text:style-name="P8"><text:s text:c="4"/>Km = FK + vk * x</text:p>
      <text:p text:style-name="P8"><text:s text:c="4"/>//Dies ist die 2 linie</text:p>
      <text:p text:style-name="P8"><text:s text:c="4"/>Kb = TAK + P * x</text:p>
      <text:p text:style-name="P8"><text:s text:c="4"/>//Dies ist der Break-Even Point auf dem Diagramm befindet er sich Dort wo sich die beiden Linien treffen.</text:p>
      <text:p text:style-name="P8"><text:s text:c="4"/>x* = (P - vk) / (Fk - TAK)</text:p>
      <text:p text:style-name="P8"><text:s text:c="4"/></text:p>
      <text:p text:style-name="P8"><text:s text:c="4"/>rechts vom Break-Even Point lohnt es sich mehr selber zu produzieren</text:p>
      <text:p text:style-name="P8"><text:s text:c="4"/>y achse Geld; x achse Stückzahl;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njaliOldLipi" svg:font-family="AnjaliOldLip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54S</meta:editing-duration>
    <meta:editing-cycles>7</meta:editing-cycles>
    <meta:generator>LibreOffice/5.2.4.2$Windows_x86 LibreOffice_project/3d5603e1122f0f102b62521720ab13a38a4e0eb0</meta:generator>
    <dc:date>2017-01-28T18:14:33.931000000</dc:date>
    <meta:document-statistic meta:table-count="0" meta:image-count="0" meta:object-count="0" meta:page-count="1" meta:paragraph-count="17" meta:word-count="89" meta:character-count="500" meta:non-whitespace-character-count="362"/>
    <meta:user-defined meta:name="Info 1"/>
    <meta:user-defined meta:name="Info 2"/>
    <meta:user-defined meta:name="Info 3"/>
    <meta:user-defined meta:name="Info 4"/>
  </office:meta>
</office:document-meta>
</file>